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dustry-Light" svg:font-family="Industry-Ligh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Industry-Light"/>
    </style:style>
    <style:style style:name="P2" style:family="paragraph" style:parent-style-name="Standard">
      <style:text-properties style:font-name="Industry-Light" officeooo:rsid="0024e2ad" officeooo:paragraph-rsid="0024e2ad"/>
    </style:style>
    <style:style style:name="P3" style:family="paragraph">
      <style:paragraph-properties fo:text-align="center"/>
    </style:style>
    <style:style style:name="T1" style:family="text">
      <style:text-properties officeooo:rsid="002363ee"/>
    </style:style>
    <style:style style:name="gr1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line text:anchor-type="paragraph" draw:z-index="0" draw:name="Línea 1" draw:style-name="gr1" draw:text-style-name="P3" svg:x1="-0.06cm" svg:y1="-1.126cm" svg:x2="17.138cm" svg:y2="-1.152cm"><text:p/></draw:line></text:p>
      <text:p text:style-name="Standard"/>
      <text:p text:style-name="Standard"/>
      <text:p text:style-name="Title">Estándar de Verificación de Seguridad en Aplicaciones</text:p>
      <text:p text:style-name="Standard"/>
      <text:p text:style-name="Standard"/>
      <text:p text:style-name="Standard"><text:s text:c="4"/></text:p>
      <text:p text:style-name="P1"/>
      <text:p text:style-name="P1">Objetivo:</text:p>
      <text:p text:style-name="P1"/>
      <text:p text:style-name="P1"><text:tab/>El estándar de verificación de seguridad en aplicaciones es una lista de requerimientos de seguridad o pruebas que pueden ser utilizadas por arquitectos, desarrolladores, testers, profesionales de seguridad e incluso consumidores, para definir tan segura es una aplicación.</text:p>
      <text:p text:style-name="P1"/>
      <text:p text:style-name="P1"><text:s text:c="3"/></text:p>
      <text:p text:style-name="P1"/>
      <text:p text:style-name="P1">Niveles de verificación de seguridad de aplicaciones. Hay tres niveles de seguridad:</text:p>
      <text:p text:style-name="P1"/>
      <text:p text:style-name="P1">1.- ASVS nivel 1 se encuentra dirigido a todo tipo de software.</text:p>
      <text:p text:style-name="P1"/>
      <text:p text:style-name="P1"><text:s text:c="2"/>2.- ASVS nivel 2 es para aplicaciones que contienen datos sensibles, que requieren protección.</text:p>
      <text:p text:style-name="P1"/>
      <text:p text:style-name="P1"><text:s text:c="2"/>3.- ASVS nivel 3 es para las aplicaciones más críticas - aplicaciones que realizan transacciones de alto valor, contienen datos médicos confidenciales, o cualquier aplicación que requiera el más alto nivel de confianza.</text:p>
      <text:p text:style-name="P1"/>
      <text:p text:style-name="P1"><text:s text:c="2"/></text:p>
      <text:p text:style-name="P1">Cada nivel ASVS contiene una lista de requerimientos de seguridad.</text:p>
      <text:p text:style-name="P1"/>
      <text:p text:style-name="P1"><text:s text:c="4"/></text:p>
      <text:p text:style-name="P1">Nivel 1: **Oportunista** Una aplicación alcanza ASVS nivel 1 (u oportunista) si se defiende adecuadamente contra vulnerabilidades de seguridad de aplicaciones que son fáciles de descubrir y se incluyen en el OWASP Top 10 u otras listas similares.</text:p>
      <text:p text:style-name="P1"/>
      <text:p text:style-name="P1"/>
      <text:p text:style-name="P1">Nivel 2: **Estándar** Una aplicación alcanza ASVS nivel 2 (o estándar), si se defiende adecuadamente contra la mayoría de los riesgos asociados con el software de hoy en día.</text:p>
      <text:p text:style-name="P1"><text:s/></text:p>
      <text:p text:style-name="P1"/>
      <text:p text:style-name="P1">Nivel 3: **Avanzado** El nivel 3 en ASVS es el más alto nivel de verificación dentro de ASVS. Este nivel está reservado normalmente para aplicaciones que requieren niveles significativos de verificación de seguridad, como las que se <text:soft-page-break/>encuentran dentro de áreas de militares, salud, seguridad, infraestructuras, etc. Las organizaciones pueden requerir del nivel 3 para aplicaciones que realizan funciones críticas.</text:p>
      <text:p text:style-name="P1"/>
      <text:p text:style-name="P1"/>
      <text:p text:style-name="P1"/>
      <text:p text:style-name="P1">1.- Requisitos de Verificación para La Arquitectura, diseño y modelado de Amenazas</text:p>
      <text:p text:style-name="P1"/>
      <text:p text:style-name="P1">2.- Requisitos de Verificación para la Autenticación</text:p>
      <text:p text:style-name="P1"/>
      <text:p text:style-name="P1">3.- Requisitos de verificación de gestión de sesiones</text:p>
      <text:p text:style-name="P1"/>
      <text:p text:style-name="P1">4.- Requisitos de verificación del Control de acceso</text:p>
      <text:p text:style-name="P1"/>
      <text:p text:style-name="P1">5.- Requisitos de verificación para Manejo de entrada de datos maliciosos Objetivo de control</text:p>
      <text:p text:style-name="P1"/>
      <text:p text:style-name="P1">7.- Requisitos de verificación para la criptografía en el almacenamiento</text:p>
      <text:p text:style-name="P1"/>
      <text:p text:style-name="P1">8:- Requisitos de verificación de gestión y registro de errores</text:p>
      <text:p text:style-name="P1"/>
      <text:p text:style-name="P1">9.- Requisitos de Verificación de Protección de Datos</text:p>
      <text:p text:style-name="P1"/>
      <text:p text:style-name="P1">10.- Requisitos de Verificación de Seguridad de las Comunicaciones</text:p>
      <text:p text:style-name="P1"/>
      <text:p text:style-name="P1">11.- Requisitos de verificación de configuración de seguridad HTTP</text:p>
      <text:p text:style-name="P1"/>
      <text:p text:style-name="P1">13.- Requisitos de verificación para lógica de negocios</text:p>
      <text:p text:style-name="P1"/>
      <text:p text:style-name="P1">14. Requisitos de verificación de archivos y recursos</text:p>
      <text:p text:style-name="P1"/>
      <text:p text:style-name="P1">15.- Requisitos de verificación Móvil</text:p>
      <text:p text:style-name="P1"/>
      <text:p text:style-name="P1">16.- Requisitos de verificación de servicios Web</text:p>
      <text:p text:style-name="P1"/>
      <text:p text:style-name="P1">17.- Requisitos de Configuración</text:p>
      <text:p text:style-name="P1"/>
      <text:p text:style-name="P1"/>
      <text:p text:style-name="P2">Nota: La descripción de cada uno de los requisitos, la podemos encontrar en el pdf del drive: <text:s/>“Estándar_de_Verificación_de_Seguridad_en_Aplicaciones_3.0”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Industry-Light" svg:font-family="Industry-Light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9T18:54:38.272000000</meta:creation-date>
    <dc:date>2023-01-10T10:16:01.260627862</dc:date>
    <meta:editing-duration>PT9M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32" meta:word-count="399" meta:character-count="2743" meta:non-whitespace-character-count="2351"/>
  </office:meta>
</office:document-meta>
</file>